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erif"/>
    <style:font-face style:name="Super Plumber Brothers" svg:font-family="'Super Plumber Brothers'" style:font-pitch="variable"/>
    <style:font-face style:name="Times New Roman" svg:font-family="'Times New Roman'" style:font-family-generic="roman" style:font-pitch="variable"/>
    <style:font-face style:name="Arial" svg:font-family="Arial" style:font-family-generic="swiss" style:font-pitch="variable"/>
    <style:font-face style:name="Super Mario Bros." svg:font-family="'Super Mario Bros.'"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top="0.0193in" fo:margin-bottom="0.0193in" fo:line-height="100%"/>
      <style:text-properties fo:color="#000000" style:font-name="Times New Roman" fo:font-size="13.5pt" fo:font-weight="bold" style:font-name-asian="Times New Roman2" style:font-size-asian="13.5pt" style:font-weight-asian="bold" style:font-size-complex="13.5pt" style:font-weight-complex="bold"/>
    </style:style>
    <style:style style:name="P2" style:family="paragraph" style:parent-style-name="Standard">
      <style:paragraph-properties fo:text-align="center" style:justify-single-word="false"/>
      <style:text-properties fo:color="#000000" style:font-name="Times New Roman" fo:font-size="45pt" fo:font-weight="bold" style:font-name-asian="Times New Roman2" style:font-size-asian="45pt" style:font-weight-asian="bold" style:font-size-complex="45pt" style:font-weight-complex="bold"/>
    </style:style>
    <style:style style:name="P3" style:family="paragraph" style:parent-style-name="Standard">
      <style:paragraph-properties fo:text-align="center" style:justify-single-word="false"/>
      <style:text-properties fo:color="#000000" style:font-name="Super Plumber Brothers" fo:font-size="45pt" fo:font-weight="bold" style:font-name-asian="Times New Roman2" style:font-size-asian="45pt" style:font-weight-asian="bold" style:font-size-complex="45pt" style:font-weight-complex="bold"/>
    </style:style>
    <style:style style:name="P4" style:family="paragraph" style:parent-style-name="Standard">
      <style:paragraph-properties fo:text-align="center" style:justify-single-word="false"/>
      <style:text-properties fo:color="#000000" style:font-name="Super Mario Bros." fo:font-size="24pt" fo:font-weight="bold" style:font-name-asian="Times New Roman2" style:font-size-asian="24pt" style:font-weight-asian="bold" style:font-size-complex="24pt" style:font-weight-complex="bold"/>
    </style:style>
    <style:style style:name="P5" style:family="paragraph" style:parent-style-name="Standard">
      <style:paragraph-properties fo:break-before="page"/>
      <style:text-properties fo:color="#000000" style:font-name="Times New Roman" fo:font-size="13.5pt" fo:font-weight="bold" style:font-name-asian="Times New Roman2" style:font-size-asian="13.5pt" style:font-weight-asian="bold" style:font-size-complex="13.5pt" style:font-weight-complex="bold"/>
    </style:style>
    <style:style style:name="P6" style:family="paragraph" style:parent-style-name="List_20_Paragraph" style:list-style-name="WWNum30">
      <style:paragraph-properties fo:margin-top="0.0193in" fo:margin-bottom="0.0193in" fo:line-height="100%"/>
      <style:text-properties fo:color="#000000" style:font-name="Times New Roman" fo:font-size="13.5pt" fo:font-weight="bold" style:font-name-asian="Times New Roman2" style:font-size-asian="13.5pt" style:font-weight-asian="bold" style:font-size-complex="13.5pt" style:font-weight-complex="bold"/>
    </style:style>
    <style:style style:name="P7" style:family="paragraph" style:parent-style-name="List_20_Paragraph" style:list-style-name="WWNum5">
      <style:paragraph-properties fo:margin-top="0.0193in" fo:margin-bottom="0.0193in" fo:line-height="100%"/>
      <style:text-properties fo:color="#000000" style:font-name="Times New Roman" fo:font-size="13.5pt" style:font-name-asian="Times New Roman2" style:font-size-asian="13.5pt" style:font-size-complex="13.5pt" style:font-weight-complex="bold"/>
    </style:style>
    <style:style style:name="P8" style:family="paragraph" style:parent-style-name="List_20_Paragraph" style:list-style-name="WWNum30">
      <style:paragraph-properties fo:margin-top="0.0193in" fo:margin-bottom="0.0193in" fo:line-height="100%"/>
      <style:text-properties fo:color="#000000" style:font-name="Times New Roman" fo:font-size="13.5pt" style:font-name-asian="Times New Roman2" style:font-size-asian="13.5pt" style:font-size-complex="13.5pt" style:font-weight-complex="bold"/>
    </style:style>
    <style:style style:name="P9" style:family="paragraph" style:parent-style-name="List_20_Paragraph" style:list-style-name="WWNum5">
      <style:paragraph-properties fo:margin-top="0.0193in" fo:margin-bottom="0.0193in" fo:line-height="100%"/>
    </style:style>
    <style:style style:name="P10" style:family="paragraph" style:parent-style-name="List_20_Paragraph" style:list-style-name="WWNum30">
      <style:paragraph-properties fo:margin-top="0.0193in" fo:margin-bottom="0.0193in" fo:line-height="100%"/>
    </style:style>
    <style:style style:name="T1" style:family="text">
      <style:text-properties fo:color="#000000" style:font-name="Times New Roman" fo:font-size="13.5pt" style:font-name-asian="Times New Roman2" style:font-size-asian="13.5pt" style:font-size-complex="13.5pt" style:font-weight-complex="bold"/>
    </style:style>
    <style:style style:name="T2" style:family="text">
      <style:text-properties fo:color="#000000" style:font-name="Times New Roman" fo:font-size="13.5pt" fo:font-weight="bold" style:font-name-asian="Times New Roman2" style:font-size-asian="13.5pt" style:font-weight-asian="bold" style:font-size-complex="13.5pt" style:font-weight-complex="bold"/>
    </style:style>
    <style:style style:name="T3" style:family="text">
      <style:text-properties fo:color="#000000" style:font-name="Times New Roman" fo:font-size="13.5pt" fo:font-style="normal" style:font-name-asian="Times New Roman2" style:font-size-asian="13.5pt" style:font-style-asian="normal" style:font-size-complex="13.5pt" style:font-style-complex="normal" style:font-weight-complex="bold"/>
    </style:style>
    <style:style style:name="T4" style:family="text">
      <style:text-properties style:font-name="Times New Roman1"/>
    </style:style>
    <style:style style:name="T5" style:family="text">
      <style:text-properties fo:font-weight="bold" style:font-weight-asian="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SUPER EastGate</text:p>
      <text:p text:style-name="P3"/>
      <text:p text:style-name="P4">SDD<text:line-break/><text:line-break/>4/12/2010</text:p>
      <text:p text:style-name="P5">System Design Document (SDD)</text:p>
      <text:list xml:id="list42451569" text:style-name="WWNum30">
        <text:list-item>
          <text:p text:style-name="P6">Introduction</text:p>
        </text:list-item>
      </text:list>
      <text:list xml:id="list42471625" text:style-name="WWNum5">
        <text:list-item>
          <text:list>
            <text:list-item>
              <text:p text:style-name="P9"><text:span text:style-name="T2">Purpose of the system</text:span><text:span text:style-name="T1"><text:line-break/>To entertain the user by allowing fun gameplay with a classic 2D side scroller game. <text:s/>The system will provide further entertainment by allowing the user to replace sounds and images with their own to make it more customizable.</text:span></text:p>
            </text:list-item>
            <text:list-item>
              <text:p text:style-name="P7"><text:span text:style-name="T5">Design goals</text:span><text:line-break/>1. Usability:<text:span text:style-name="T4">The user should be able to choose a gameworld, navigate through a gameworld, interact with enemy characters, interact with game blocks, and save/load a game state. </text:span><text:line-break/>2. Portability: This game will be Windows Only.<text:line-break/>3. Encapsulation: Most of the OpenGL and OpenAL code will be encapsulated in classes and the rest of the classes will reference those ones. <text:s/>This way most of the code will be only game logic.<text:line-break/>4. Data Abstraction: We will have images, sounds, and fonts that will be used by the game but are not embedded into the source.<text:line-break/>5. Availability: <text:span text:style-name="T4">The game can only be played when the computer it is installed on is running.</text:span><text:line-break/>6. Memory: This game will not have a huge memory foot print – meaning it should not exceed 30MB.<text:line-break/>7. Robustness: <text:span text:style-name="T4">The game should not crash or lock up the computer during normal gameplay.</text:span></text:p>
            </text:list-item>
            <text:list-item>
              <text:p text:style-name="P9"><text:span text:style-name="T2">Definitions, acronyms, and abbreviations</text:span><text:span text:style-name="T1"><text:line-break/>SOIL – Simple OpenGL Image Library<text:line-break/>OpenGL – Open Graphics Library<text:line-break/>OpenAL – Open Audio Library<text:line-break/></text:span><text:span text:style-name="T3">SDK – Software Development Kit<text:line-break/>API – Application Programming Interface<text:line-break/>HUD – Heads Up Display </text:span></text:p>
            </text:list-item>
            <text:list-item>
              <text:p text:style-name="P9"><text:span text:style-name="T2">References</text:span><text:span text:style-name="T1"><text:line-break/>http://en.wikipedia.org/wiki/OpenGL<text:line-break/>http://www.opengl.org/<text:line-break/>http://nehe.gamedev.net/<text:line-break/>http://isites.harvard.edu/icb/icb.do?keyword=k62539 <text:s text:c="2"/>(Jeff Parker)<text:line-break/>http://www.lonesock.net/soil.html<text:line-break/>http://www.devmaster.net/articles.php?catID=6<text:line-break/>http://connect.creativelabs.com/openal<text:tab/></text:span></text:p>
            </text:list-item>
            <text:list-item>
              <text:p text:style-name="P9"><text:span text:style-name="T2">Overview</text:span><text:span text:style-name="T1"><text:line-break/></text:span><text:span text:style-name="T3">This game will be a lot of fun for many people. <text:s/>Super East Gate features a Jason Westgate like character (meaning he throws frisbees) who will traverse a world and save the princess Michelle on the other side of the East Gate.</text:span></text:p>
            </text:list-item>
          </text:list>
        </text:list-item>
      </text:list>
      <text:list xml:id="list42463381" text:continue-list="list42451569" text:style-name="WWNum30">
        <text:list-item>
          <text:p text:style-name="P8"><text:soft-page-break/><text:span text:style-name="T5">Current software architecture</text:span><text:line-break/>UMM – is this our product currently? If so why do we have a proposed one?</text:p>
        </text:list-item>
        <text:list-item>
          <text:p text:style-name="P6">Proposed System architecture</text:p>
          <text:list>
            <text:list-item>
              <text:p text:style-name="P10"><text:span text:style-name="T2">Overview</text:span><text:span text:style-name="T1"><text:line-break/>This will be a 2D like side scroller game called Super East Gate. <text:s/>In it the user will be able to customize images, sound, and keys to make the game more fun and enjoyable. <text:s/>The game will feature at least 4 worlds, each with a few levels. </text:span></text:p>
            </text:list-item>
            <text:list-item>
              <text:p text:style-name="P8"><text:span text:style-name="T5">Subsystem decomposition</text:span><text:line-break/>Our system will be made up of 5 different subsystems. <text:s/>Each one will handle specifics such as audio and graphics. <text:s/>See section four for more detail.</text:p>
            </text:list-item>
            <text:list-item>
              <text:p text:style-name="P8"><text:span text:style-name="T5">Hardware/software mapping</text:span><text:line-break/>This will only be running on a Windows based computer since the code uses the windows API. The OpenGL and OpenAL portions of the game are platform independent but since it uses the win32API it will be windows only.</text:p>
            </text:list-item>
            <text:list-item>
              <text:p text:style-name="P6">Persistent data management <text:span text:style-name="T6"><text:line-break/>If we have any persistent data it will such; saved games and high scores. If a user reaches a certain point in a level, their progress will be auto saved in a configuration file (.ini file) and the high scores would be saved in a separate configuration file (.ini file) upon a users completion of every level. </text:span></text:p>
            </text:list-item>
            <text:list-item>
              <text:p text:style-name="P6">Global software control<text:line-break/><text:span text:style-name="T6">Our product has many states (menu state, credit state, <text:s/>player death state, etc...). Once a user enters any of these states, it becomes event driven based on the users input. For example, if a user is in the menu state, they would have the option for a new game, an option for system options, and an exit option.</text:span></text:p>
            </text:list-item>
            <text:list-item>
              <text:p text:style-name="P6">Boundary conditions <text:line-break/><text:span text:style-name="T6">3.6.1 <text:tab/></text:span>Start up Behavior:<text:span text:style-name="T6"> Upon starting up the game the menu will load, <text:tab/>displaying the following three options; New Game, Options, and Exit. <text:line-break/>3.6.2 </text:span>Game play Behavior:<text:span text:style-name="T6"> Once the user selects the New Game option <text:tab/>from the main menu, they will be presented with multiple levels. The <text:tab/>goal of the game is to make your way through each level in the allotted <text:tab/>time while trying to avoid being hit by enemy objects throughout <text:tab/>them. <text:line-break/>3.6.3 </text:span>Exit Behavior:<text:span text:style-name="T6"> A user can exit the game two different ways. One of <text:tab/>these ways is by selecting the Exit option on the main menu when the <text:tab/>game first starts up or when the user completes all the levels. The <text:tab/>other way to exit the game during game play is to press the red x close <text:tab/>button located in the upper right hand corner of the game window. It is <text:tab/>recommended that you pause the game before doing this. </text:span></text:p>
            </text:list-item>
          </text:list>
        </text:list-item>
        <text:list-item>
          <text:p text:style-name="P6">Subsystem services</text:p>
          <text:list>
            <text:list-item>
              <text:p text:style-name="P6">User Interface Subsystem<text:span text:style-name="T6"><text:line-break/></text:span><text:soft-page-break/><text:span text:style-name="T6">The user is provided with a menu to naviagte through different options. The user is also provided with game play levels that a game character will be navigating through. The user is also provided with a heads up display (HUD) during game play which shows the users current score and the time remaining to complete the level that they are on. <text:s/></text:span></text:p>
            </text:list-item>
            <text:list-item>
              <text:p text:style-name="P6">Middleware Subsystem<text:line-break/><text:span text:style-name="T6">This is how the game talks to the Configuration files, Graphics subsystem, and Audio Subsystem. <text:s/>It talks to the configuration files by loading the files contents into memory. <text:s/>This is also how the game configures game play keys and loads up levels. <text:s/>The game uses OpenGL that is encapsulated into a class. <text:s/>The middleware subsystem will talk to that class in order to draw the objects on the screen. <text:s/>This subsystem interfaces with a single class for audio as well, just like the graphics class. <text:s/>This subsystem includes all of the standard game logic such as how the objects move around and whether or not they are colliding with some other object.</text:span></text:p>
            </text:list-item>
            <text:list-item>
              <text:p text:style-name="P8"><text:span text:style-name="T5">Graphics Subsystem</text:span><text:line-break/>This is how the game is able to draw everything on the screen. <text:s/>Each class that includes an object that needs to be visually represented on the screen will include a draw function. <text:s/>In this function, special graphical tweaks are made. <text:s/>A good example is the main character. <text:s/>Since he is not actually a rectangle (as the code thinks he is), a special blending technique is used to show the background behind him. <text:s/>This subsystem supports 3D graphics even though this game does not. <text:s/>We used this to our advantage to make collision detection work properly. <text:s/>We simply pushed everything back on the z-axis so that it was further away from the camera. <text:s/>Then we increased the block size so that it appeared like the blocks were the same size. <text:s/>The graphics subsystem allows us to make little tweaks like that.</text:p>
            </text:list-item>
            <text:list-item>
              <text:p text:style-name="P6">Audio Subsystem <text:line-break/><text:span text:style-name="T6">This is how all the sounds will be heard during game play. The process begins with a source and a buffer. A sound file gets loaded into the buffer, and then the buffer gets attached to a source. Once the buffer is in the source the sound can be played. There are also attributes that get attached to the source along with the buffer (looping, frequency, etc...). Sounds are activated based on game actions and not keystrokes.</text:span></text:p>
            </text:list-item>
          </text:list>
        </text:list-item>
      </text:list>
      <text:p text:style-name="P1"><text:tab/>5 <text:s/>Object Design<text:span text:style-name="T6"><text:line-break/><text:tab/> <text:s text:c="3"/>See 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erif"/>
    <style:font-face style:name="Super Plumber Brothers" svg:font-family="'Super Plumber Brothers'" style:font-pitch="variable"/>
    <style:font-face style:name="Times New Roman" svg:font-family="'Times New Roman'" style:font-family-generic="roman" style:font-pitch="variable"/>
    <style:font-face style:name="Arial" svg:font-family="Arial" style:font-family-generic="swiss" style:font-pitch="variable"/>
    <style:font-face style:name="Super Mario Bros." svg:font-family="'Super Mario Bros.'"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35in" fo:margin-left="1.1in"/>
        </style:list-level-properties>
      </text:list-level-style-number>
      <text:list-level-style-number text:level="3"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5in" fo:margin-left="0.6in"/>
        </style:list-level-properties>
      </text:list-level-style-number>
      <text:list-level-style-number text:level="2" style:num-format="1" text:display-levels="2">
        <style:list-level-properties text:list-level-position-and-space-mode="label-alignment">
          <style:list-level-label-alignment text:label-followed-by="listtab" fo:text-indent="-0.35in" fo:margin-left="1.1in"/>
        </style:list-level-properties>
      </text:list-level-style-number>
      <text:list-level-style-number text:level="3" style:num-suffix="." style:num-format="i">
        <style:list-level-properties text:list-level-position-and-space-mode="label-alignment" fo:text-align="end">
          <style:list-level-label-alignment text:label-followed-by="listtab" fo:text-indent="-0.35in" fo:margin-left="1.6in"/>
        </style:list-level-properties>
      </text:list-level-style-number>
      <text:list-level-style-number text:level="4" style:num-suffix="." style:num-format="1">
        <style:list-level-properties text:list-level-position-and-space-mode="label-alignment">
          <style:list-level-label-alignment text:label-followed-by="listtab" fo:text-indent="-0.35in" fo:margin-left="2.1in"/>
        </style:list-level-properties>
      </text:list-level-style-number>
      <text:list-level-style-number text:level="5" style:num-suffix="." style:num-format="a">
        <style:list-level-properties text:list-level-position-and-space-mode="label-alignment">
          <style:list-level-label-alignment text:label-followed-by="listtab" fo:text-indent="-0.35in" fo:margin-left="2.6in"/>
        </style:list-level-properties>
      </text:list-level-style-number>
      <text:list-level-style-number text:level="6" style:num-suffix="." style:num-format="i">
        <style:list-level-properties text:list-level-position-and-space-mode="label-alignment" fo:text-align="end">
          <style:list-level-label-alignment text:label-followed-by="listtab" fo:text-indent="-0.35in" fo:margin-left="3.1in"/>
        </style:list-level-properties>
      </text:list-level-style-number>
      <text:list-level-style-number text:level="7" style:num-suffix="." style:num-format="1">
        <style:list-level-properties text:list-level-position-and-space-mode="label-alignment">
          <style:list-level-label-alignment text:label-followed-by="listtab" fo:text-indent="-0.35in" fo:margin-left="3.6in"/>
        </style:list-level-properties>
      </text:list-level-style-number>
      <text:list-level-style-number text:level="8" style:num-suffix="." style:num-format="a">
        <style:list-level-properties text:list-level-position-and-space-mode="label-alignment">
          <style:list-level-label-alignment text:label-followed-by="listtab" fo:text-indent="-0.35in" fo:margin-left="4.1in"/>
        </style:list-level-properties>
      </text:list-level-style-number>
      <text:list-level-style-number text:level="9" style:num-suffix="." style:num-format="i">
        <style:list-level-properties text:list-level-position-and-space-mode="label-alignment" fo:text-align="end">
          <style:list-level-label-alignment text:label-followed-by="listtab" fo:text-indent="-0.35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21:20:25.03</meta:creation-date>
    <dc:date>2010-04-11T22:35:22.35</dc:date>
    <meta:editing-duration>PT03H04M22S</meta:editing-duration>
    <meta:editing-cycles>9</meta:editing-cycles>
    <meta:generator>OpenOffice.org/3.2$Win32 OpenOffice.org_project/320m12$Build-9483</meta:generator>
    <meta:document-statistic meta:table-count="0" meta:image-count="0" meta:object-count="0" meta:page-count="4" meta:paragraph-count="23" meta:word-count="1128" meta:character-count="6635"/>
  </office:meta>
</office:document-meta>
</file>